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58CFB1FDD880ABA1.png" manifest:media-type="image/png"/>
  <manifest:file-entry manifest:full-path="Pictures/10000201000003E8000003E895CE01EC3D179570.png" manifest:media-type="image/png"/>
  <manifest:file-entry manifest:full-path="Pictures/10000201000003E8000003E856594909AF7B5450.png" manifest:media-type="image/png"/>
  <manifest:file-entry manifest:full-path="Pictures/10000201000003E8000003E80E60C6F87B7F015A.png" manifest:media-type="image/png"/>
  <manifest:file-entry manifest:full-path="Pictures/10000201000003E8000003E8F2D15734F8615C75.png" manifest:media-type="image/png"/>
  <manifest:file-entry manifest:full-path="Pictures/10000201000003E8000003E874740C304D3162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035in, 0in, 0.6118in, 0.729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750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.59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52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954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9311in, 0.6835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5" draw:name="Shape1" draw:style-name="gr3" draw:text-style-name="P2" svg:width="0.6043in" svg:height="0.2504in" svg:x="-0.4244in" svg:y="0.1299in"><draw:text-box><text:p>NCRF</text:p></draw:text-box></draw:frame><draw:frame text:anchor-type="paragraph" draw:z-index="6" draw:name="Shape1_0" draw:style-name="gr1" draw:text-style-name="P2" svg:width="0.8441in" svg:height="0.3843in" svg:x="-0.4661in" svg:y="3.7154in"><draw:text-box><text:p>TideHunter</text:p></draw:text-box></draw:frame><draw:frame text:anchor-type="paragraph" draw:z-index="7" draw:name="Shape1_1" draw:style-name="gr1" draw:text-style-name="P2" svg:width="0.8441in" svg:height="0.3843in" svg:x="-0.5701in" svg:y="7.3508in"><draw:text-box><text:p>TRF</text:p></draw:text-box></draw:frame><draw:frame text:anchor-type="paragraph" draw:z-index="8" draw:name="Shape2" draw:style-name="gr2" draw:text-style-name="P1" svg:width="0.813in" svg:height="0.313in" svg:x="1.0445in" svg:y="-0.7453in"><draw:text-box><text:p><text:span text:style-name="T1">Classi</text:span><text:span text:style-name="T1">que</text:span></text:p></draw:text-box></draw:frame><draw:frame text:anchor-type="paragraph" draw:z-index="9" draw:name="Shape2_0" draw:style-name="gr1" draw:text-style-name="P1" svg:width="1.9378in" svg:height="0.3843in" svg:x="4.128in" svg:y="-0.7138in"><draw:text-box><text:p><text:span text:style-name="T1">len(TR) </text:span><text:span text:style-name="T1">– end + </text:span><text:span text:style-name="T1">start</text:span></text:p></draw:text-box></draw:frame><draw:frame draw:style-name="fr6" draw:name="Image7" text:anchor-type="char" svg:x="3.2839in" svg:y="-0.7874in" svg:width="4.1957in" svg:height="4.0839in" draw:z-index="4"><draw:image xlink:href="Pictures/10000201000003E8000003E874740C304D3162C3.png" xlink:type="simple" xlink:show="embed" xlink:actuate="onLoad" loext:mime-type="image/png"/></draw:frame><draw:frame draw:style-name="fr5" draw:name="Image5" text:anchor-type="char" svg:x="-0.9126in" svg:y="-0.7874in" svg:width="4.5035in" svg:height="4.0736in" draw:z-index="3"><draw:image xlink:href="Pictures/10000201000003E8000003E80E60C6F87B7F015A.png" xlink:type="simple" xlink:show="embed" xlink:actuate="onLoad" loext:mime-type="image/png"/></draw:frame><draw:frame draw:style-name="fr4" draw:name="Image4" text:anchor-type="char" svg:x="-0.7874in" svg:y="2.778in" svg:width="4.5035in" svg:height="4.2689in" draw:z-index="1"><draw:image xlink:href="Pictures/10000201000003E8000003E856594909AF7B5450.png" xlink:type="simple" xlink:show="embed" xlink:actuate="onLoad" loext:mime-type="image/png"/></draw:frame><draw:frame draw:style-name="fr3" draw:name="Image3" text:anchor-type="char" svg:x="3.2429in" svg:y="2.778in" svg:width="4.2374in" svg:height="4.5035in" draw:z-index="2"><draw:image xlink:href="Pictures/10000201000003E8000003E8F2D15734F8615C75.png" xlink:type="simple" xlink:show="embed" xlink:actuate="onLoad" loext:mime-type="image/png"/></draw:frame><draw:frame draw:style-name="fr2" draw:name="Image1" text:anchor-type="char" svg:x="-0.7874in" svg:y="6.7402in" svg:width="4.5035in" svg:height="4.1654in" draw:z-index="0"><draw:image xlink:href="Pictures/10000201000003E8000003E895CE01EC3D179570.png" xlink:type="simple" xlink:show="embed" xlink:actuate="onLoad" loext:mime-type="image/png"/></draw:frame><draw:frame draw:style-name="fr1" draw:name="Image2" text:anchor-type="char" svg:x="3.3047in" svg:y="6.9945in" svg:width="4.1752in" svg:height="3.911in" draw:z-index="10"><draw:image xlink:href="Pictures/10000201000003E8000003E858CFB1FDD880AB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1:30:25.209309761</meta:creation-date>
    <meta:print-date>2021-03-02T16:58:42.827135230</meta:print-date>
    <dc:date>2021-03-02T16:58:22.043915505</dc:date>
    <meta:editing-duration>PT55M13S</meta:editing-duration>
    <meta:editing-cycles>14</meta:editing-cycles>
    <meta:generator>LibreOffice/6.4.7.2$Linux_X86_64 LibreOffice_project/4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